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officeooo:rsid="000515eb" officeooo:paragraph-rsid="000515e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officeooo:rsid="000515eb" officeooo:paragraph-rsid="000515eb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515eb" officeooo:paragraph-rsid="000515e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515eb" officeooo:paragraph-rsid="0006a9d7" style:font-size-asian="12.25pt" style:font-size-complex="14pt"/>
    </style:style>
    <style:style style:name="T1" style:family="text">
      <style:text-properties officeooo:rsid="000567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odo de Bisección</text:p>
      <text:p text:style-name="P2"/>
      <text:p text:style-name="P3"><text:tab/>El Método de Bisección es un algoritmo de búsqueda de raíces de funciones, es conocido también como “Método del Intervalo Medio” y en inglés es conocido como “Binary Search Method” <text:span text:style-name="T1">aplicado a un arreglo ordenado</text:span>, este algoritmo toma un intervalo que contiene la raíz y lo divide en subintervalos, nos quedamos en el intervalo que contiene a la raíz y se vuelve a dividir, es por esto que se le agrupa dentro de los algoritmos de “divide y conquista”.</text:p>
      <text:p text:style-name="P3"/>
      <text:p text:style-name="P3"><text:tab/><text:span text:style-name="T1">El método es aplicado para resolver numéricamentela ecuación f(x) = 0 para una variable real x donde f es una función continua definida dentro del intervalo cerrado [a, b] y donde f(a) y f(b) tienen signos opuestos. En este caso se dice que la raíz se encuentra entre a y b por el Teorema del Valor Medio que establece que la función continua f debe tener al menos una raíz entre (a, b).</text:span></text:p>
      <text:p text:style-name="P3"/>
      <text:p text:style-name="P4"><text:tab/><text:span text:style-name="T1">En cada paso el algoritmo divide el intervalo en dos calculando el valor medio </text:span></text:p>
      <text:p text:style-name="P4"><text:span text:style-name="T1">p = <text:s/>(a+b)/2 y también la función evaluada en el punto p, f(p). A menos de que p sea la raíz de la función (lo que es poco probable, pero posible) quedan solo dos posibilidades: f(a) y f(p) tienen signos opuestos y encierran en un intervalo a la raíz o f(p) y f(b) tienen signos opuestos y encierran en un intervalo a la raíz. El método selecciona el subintervalo que de seguro contiene a la raíz para ser usado en el siguiente paso, de esta manera, el intervalo que contiene el cero de la función f se reduce a la mitad. El proceso continúa hasta que el intervalo sea lo suficientemente pequeño.<text:line-break/><text:line-break/><text:tab/>Si f(a) y f(p) tienen signos opuestos, entonces el método escoge p como nuevo valor para b y si f(p) y f(b) tienen signos opuestos, entonces el método escoge p como un nuevo a. En el caso de que f(p) = 0, entonces p se toma como la solución y el proceso termina. En ambos casos, los nuevos f(a) y f(b) tienen signos opuestos, por lo que el método es aplicable al nuevo interva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2:04:35.749882920</meta:creation-date>
    <dc:date>2015-09-21T12:36:46.867235464</dc:date>
    <meta:editing-duration>PT22M5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355" meta:character-count="1916" meta:non-whitespace-character-count="1559"/>
  </office:meta>
</office:document-meta>
</file>